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f306" officeooo:paragraph-rsid="000ff306"/>
    </style:style>
    <style:style style:name="P2" style:family="paragraph" style:parent-style-name="Standard">
      <style:paragraph-properties fo:text-align="start" style:justify-single-word="false"/>
      <style:text-properties officeooo:rsid="000ff306" officeooo:paragraph-rsid="000ff306"/>
    </style:style>
    <style:style style:name="P3" style:family="paragraph" style:parent-style-name="Standard">
      <style:paragraph-properties fo:text-align="start" style:justify-single-word="false"/>
      <style:text-properties officeooo:rsid="001110c4" officeooo:paragraph-rsid="001110c4"/>
    </style:style>
    <style:style style:name="P4" style:family="paragraph" style:parent-style-name="Standard">
      <style:paragraph-properties fo:text-align="start" style:justify-single-word="false"/>
      <style:text-properties officeooo:rsid="0013b3c8" officeooo:paragraph-rsid="0013b3c8"/>
    </style:style>
    <style:style style:name="T1" style:family="text">
      <style:text-properties officeooo:rsid="00128f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znamky v next JS</text:p>
      <text:p text:style-name="P2"/>
      <text:p text:style-name="P2">npx <text:a xlink:type="simple" xlink:href="mailto:create-next-app@latest" text:style-name="Internet_20_link" text:visited-style-name="Visited_20_Internet_20_Link">create-next-app@latest</text:a></text:p>
      <text:p text:style-name="P2"/>
      <text:p text:style-name="P3">vs code:</text:p>
      <text:p text:style-name="P3"/>
      <text:p text:style-name="P3">ls – vypis direc<text:span text:style-name="T1">tory</text:span></text:p>
      <text:p text:style-name="P3"/>
      <text:p text:style-name="P4">npm run dev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9:50:23.712376091</meta:creation-date>
    <dc:date>2024-09-10T11:00:59.490261382</dc:date>
    <meta:editing-duration>PT33M12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5" meta:word-count="14" meta:character-count="83" meta:non-whitespace-character-count="73"/>
  </office:meta>
</office:document-meta>
</file>